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2be84c" officeooo:paragraph-rsid="002be84c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language="ru" fo:country="RU" fo:font-weight="normal" officeooo:rsid="002af33c" officeooo:paragraph-rsid="002af33c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paragraph-rsid="00168097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officeooo:rsid="002be84c" officeooo:paragraph-rsid="00168097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2be84c" officeooo:paragraph-rsid="002be84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be84c" officeooo:paragraph-rsid="002be84c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normal" officeooo:rsid="002af33c" officeooo:paragraph-rsid="00272cf0" style:font-size-asian="14pt" style:font-weight-asian="normal" style:font-size-complex="14pt" style:font-weight-complex="normal"/>
    </style:style>
    <style:style style:name="P13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2b0a7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be84c"/>
    </style:style>
    <style:style style:name="T5" style:family="text">
      <style:text-properties fo:language="ru" fo:country="RU" officeooo:rsid="00301742"/>
    </style:style>
    <style:style style:name="T6" style:family="text">
      <style:text-properties fo:language="ru" fo:country="RU" officeooo:rsid="0030935e"/>
    </style:style>
    <style:style style:name="T7" style:family="text">
      <style:text-properties officeooo:rsid="0011625e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fo:font-weight="normal" officeooo:rsid="00201503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2b0a77" style:font-size-asian="14pt" style:font-weight-asian="normal" style:font-size-complex="14pt" style:font-weight-complex="norm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лёнин Егор, <text:span text:style-name="T5">Калинов Александр</text:span></text:p>
      <text:p text:style-name="P5"><text:span text:style-name="T7">4</text:span> курс, ФТФ-ФПД</text:p>
      <text:p text:style-name="P1"/>
      <text:p text:style-name="P1">Лабораторная работа <text:span text:style-name="T3">№ </text:span><text:span text:style-name="T4">2</text:span></text:p>
      <text:p text:style-name="P3">Индикатриса светодиода</text:p>
      <text:p text:style-name="P2"/>
      <text:list xml:id="list3881240629940389735" text:style-name="L1">
        <text:list-item>
          <text:p text:style-name="P8"><text:span text:style-name="T2">Цель работы:</text:span><text:span text:style-name="T1"> </text:span><text:span text:style-name="T4">построить диаграмму направленности излучения инфракрасного светодиода </text:span><text:span text:style-name="T6">и исследовали его светоотдачу</text:span><text:span text:style-name="T4">.</text:span></text:p>
        </text:list-item>
      </text:list>
      <text:p text:style-name="P9"/>
      <text:list xml:id="list121748216304572" text:continue-numbering="true" text:style-name="L1">
        <text:list-item>
          <text:p text:style-name="P10">Измерения:</text:p>
        </text:list-item>
      </text:list>
      <text:p text:style-name="P11"/>
      <text:p text:style-name="P9"><draw:frame draw:style-name="fr1" draw:name="Объект1" text:anchor-type="paragraph" svg:x="0.794cm" svg:width="7.251cm" svg:height="17.23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paragraph" svg:x="8.809cm" svg:width="9.479cm" svg:height="10.94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><draw:frame draw:style-name="fr3" draw:name="Объект2" text:anchor-type="paragraph" svg:x="10.091cm" svg:y="0.182cm" svg:width="7.057cm" svg:height="3.31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list xml:id="list121749815871580" text:continue-numbering="true" text:style-name="L1">
        <text:list-header>
          <text:p text:style-name="P12"/>
        </text:list-header>
      </text:list>
      <text:p text:style-name="P7"/>
      <text:p text:style-name="P7"/>
      <text:p text:style-name="P7"/>
      <text:list xml:id="list121749304834645" text:continue-numbering="true" text:style-name="L1">
        <text:list-item>
          <text:p text:style-name="P13"><text:span text:style-name="T8">Вывод: </text:span><text:span text:style-name="T9">в ходе лабораторной работы мы </text:span><text:span text:style-name="T10">ознакомились с основными характеристиками спектрофотометрического метода и определили с его помощью концентрацию неизвестного раствор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12-22T12:17:20.942000000</dc:date>
    <meta:editing-duration>PT5H56M21S</meta:editing-duration>
    <meta:editing-cycles>57</meta:editing-cycles>
    <meta:generator>LibreOffice/5.2.0.4$Windows_x86 LibreOffice_project/066b007f5ebcc236395c7d282ba488bca6720265</meta:generator>
    <meta:document-statistic meta:table-count="0" meta:image-count="0" meta:object-count="3" meta:page-count="1" meta:paragraph-count="8" meta:word-count="50" meta:character-count="389" meta:non-whitespace-character-count="3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 style:font-name="Liberation Sans1" fo:font-style="italic" style:font-style-asian="italic" style:font-style-complex="italic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1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1"/>
        <table:table-column table:style-name="co2" table:default-cell-style-name="ce14"/>
        <table:table-column table:style-name="co1" table:default-cell-style-name="ce17"/>
        <table:table-row table:style-name="ro1">
          <table:table-cell table:style-name="Default" table:number-columns-repeated="3"/>
        </table:table-row>
        <table:table-row table:style-name="ro2">
          <table:table-cell table:style-name="ce10" office:value-type="string" calcext:value-type="string">
            <text:p>φ°</text:p>
          </table:table-cell>
          <table:table-cell table:style-name="ce13" office:value-type="string" calcext:value-type="string">
            <text:p><text:span text:style-name="T1">U</text:span><text:span text:style-name="T2">ф</text:span><text:span text:style-name="T1"> + U</text:span><text:span text:style-name="T2">ф0 </text:span>, мА</text:p>
          </table:table-cell>
          <table:table-cell table:style-name="ce16" office:value-type="string" calcext:value-type="string">
            <text:p><text:span text:style-name="T1">U</text:span><text:span text:style-name="T2">ф</text:span><text:span text:style-name="T1"> </text:span>, мА</text:p>
          </table:table-cell>
        </table:table-row>
        <table:table-row table:style-name="ro1">
          <table:table-cell table:formula="of:=-[.A39]" office:value-type="float" office:value="-90" calcext:value-type="float">
            <text:p>-90</text:p>
          </table:table-cell>
          <table:table-cell table:formula="of:=[.B39]" office:value-type="float" office:value="200" calcext:value-type="float">
            <text:p>200</text:p>
          </table:table-cell>
          <table:table-cell table:formula="of:=[.C39]" office:value-type="float" office:value="5" calcext:value-type="float">
            <text:p>5</text:p>
          </table:table-cell>
        </table:table-row>
        <table:table-row table:style-name="ro1">
          <table:table-cell table:formula="of:=-[.A38]" office:value-type="float" office:value="-85" calcext:value-type="float">
            <text:p>-85</text:p>
          </table:table-cell>
          <table:table-cell table:formula="of:=[.B38]" office:value-type="float" office:value="200" calcext:value-type="float">
            <text:p>200</text:p>
          </table:table-cell>
          <table:table-cell table:formula="of:=[.C38]" office:value-type="float" office:value="5" calcext:value-type="float">
            <text:p>5</text:p>
          </table:table-cell>
        </table:table-row>
        <table:table-row table:style-name="ro1">
          <table:table-cell table:formula="of:=-[.A37]" office:value-type="float" office:value="-80" calcext:value-type="float">
            <text:p>-80</text:p>
          </table:table-cell>
          <table:table-cell table:formula="of:=[.B37]" office:value-type="float" office:value="200" calcext:value-type="float">
            <text:p>200</text:p>
          </table:table-cell>
          <table:table-cell table:formula="of:=[.C37]" office:value-type="float" office:value="5" calcext:value-type="float">
            <text:p>5</text:p>
          </table:table-cell>
        </table:table-row>
        <table:table-row table:style-name="ro1">
          <table:table-cell table:formula="of:=-[.A36]" office:value-type="float" office:value="-75" calcext:value-type="float">
            <text:p>-75</text:p>
          </table:table-cell>
          <table:table-cell table:formula="of:=[.B36]" office:value-type="float" office:value="200" calcext:value-type="float">
            <text:p>200</text:p>
          </table:table-cell>
          <table:table-cell table:formula="of:=[.C36]" office:value-type="float" office:value="5" calcext:value-type="float">
            <text:p>5</text:p>
          </table:table-cell>
        </table:table-row>
        <table:table-row table:style-name="ro1">
          <table:table-cell table:formula="of:=-[.A35]" office:value-type="float" office:value="-70" calcext:value-type="float">
            <text:p>-70</text:p>
          </table:table-cell>
          <table:table-cell table:formula="of:=[.B35]" office:value-type="float" office:value="200" calcext:value-type="float">
            <text:p>200</text:p>
          </table:table-cell>
          <table:table-cell table:formula="of:=[.C35]" office:value-type="float" office:value="5" calcext:value-type="float">
            <text:p>5</text:p>
          </table:table-cell>
        </table:table-row>
        <table:table-row table:style-name="ro1">
          <table:table-cell table:formula="of:=-[.A34]" office:value-type="float" office:value="-65" calcext:value-type="float">
            <text:p>-65</text:p>
          </table:table-cell>
          <table:table-cell table:formula="of:=[.B34]" office:value-type="float" office:value="200" calcext:value-type="float">
            <text:p>200</text:p>
          </table:table-cell>
          <table:table-cell table:formula="of:=[.C34]" office:value-type="float" office:value="5" calcext:value-type="float">
            <text:p>5</text:p>
          </table:table-cell>
        </table:table-row>
        <table:table-row table:style-name="ro1">
          <table:table-cell table:formula="of:=-[.A33]" office:value-type="float" office:value="-60" calcext:value-type="float">
            <text:p>-60</text:p>
          </table:table-cell>
          <table:table-cell table:formula="of:=[.B33]" office:value-type="float" office:value="198" calcext:value-type="float">
            <text:p>198</text:p>
          </table:table-cell>
          <table:table-cell table:formula="of:=[.C33]" office:value-type="float" office:value="3" calcext:value-type="float">
            <text:p>3</text:p>
          </table:table-cell>
        </table:table-row>
        <table:table-row table:style-name="ro1">
          <table:table-cell table:formula="of:=-[.A32]" office:value-type="float" office:value="-55" calcext:value-type="float">
            <text:p>-55</text:p>
          </table:table-cell>
          <table:table-cell table:formula="of:=[.B32]" office:value-type="float" office:value="206" calcext:value-type="float">
            <text:p>206</text:p>
          </table:table-cell>
          <table:table-cell table:formula="of:=[.C32]" office:value-type="float" office:value="11" calcext:value-type="float">
            <text:p>11</text:p>
          </table:table-cell>
        </table:table-row>
        <table:table-row table:style-name="ro1">
          <table:table-cell table:formula="of:=-[.A31]" office:value-type="float" office:value="-50" calcext:value-type="float">
            <text:p>-50</text:p>
          </table:table-cell>
          <table:table-cell table:formula="of:=[.B31]" office:value-type="float" office:value="210" calcext:value-type="float">
            <text:p>210</text:p>
          </table:table-cell>
          <table:table-cell table:formula="of:=[.C31]" office:value-type="float" office:value="15" calcext:value-type="float">
            <text:p>15</text:p>
          </table:table-cell>
        </table:table-row>
        <table:table-row table:style-name="ro1">
          <table:table-cell table:formula="of:=-[.A30]" office:value-type="float" office:value="-45" calcext:value-type="float">
            <text:p>-45</text:p>
          </table:table-cell>
          <table:table-cell table:formula="of:=[.B30]" office:value-type="float" office:value="212" calcext:value-type="float">
            <text:p>212</text:p>
          </table:table-cell>
          <table:table-cell table:formula="of:=[.C30]" office:value-type="float" office:value="17" calcext:value-type="float">
            <text:p>17</text:p>
          </table:table-cell>
        </table:table-row>
        <table:table-row table:style-name="ro1">
          <table:table-cell table:formula="of:=-[.A29]" office:value-type="float" office:value="-40" calcext:value-type="float">
            <text:p>-40</text:p>
          </table:table-cell>
          <table:table-cell table:formula="of:=[.B29]" office:value-type="float" office:value="221" calcext:value-type="float">
            <text:p>221</text:p>
          </table:table-cell>
          <table:table-cell table:formula="of:=[.C29]" office:value-type="float" office:value="26" calcext:value-type="float">
            <text:p>26</text:p>
          </table:table-cell>
        </table:table-row>
        <table:table-row table:style-name="ro1">
          <table:table-cell table:formula="of:=-[.A28]" office:value-type="float" office:value="-35" calcext:value-type="float">
            <text:p>-35</text:p>
          </table:table-cell>
          <table:table-cell table:formula="of:=[.B28]" office:value-type="float" office:value="224" calcext:value-type="float">
            <text:p>224</text:p>
          </table:table-cell>
          <table:table-cell table:formula="of:=[.C28]" office:value-type="float" office:value="29" calcext:value-type="float">
            <text:p>29</text:p>
          </table:table-cell>
        </table:table-row>
        <table:table-row table:style-name="ro1">
          <table:table-cell table:formula="of:=-[.A27]" office:value-type="float" office:value="-30" calcext:value-type="float">
            <text:p>-30</text:p>
          </table:table-cell>
          <table:table-cell table:formula="of:=[.B27]" office:value-type="float" office:value="226" calcext:value-type="float">
            <text:p>226</text:p>
          </table:table-cell>
          <table:table-cell table:formula="of:=[.C27]" office:value-type="float" office:value="31" calcext:value-type="float">
            <text:p>31</text:p>
          </table:table-cell>
        </table:table-row>
        <table:table-row table:style-name="ro1">
          <table:table-cell table:formula="of:=-[.A26]" office:value-type="float" office:value="-25" calcext:value-type="float">
            <text:p>-25</text:p>
          </table:table-cell>
          <table:table-cell table:formula="of:=[.B26]" office:value-type="float" office:value="230" calcext:value-type="float">
            <text:p>230</text:p>
          </table:table-cell>
          <table:table-cell table:formula="of:=[.C26]" office:value-type="float" office:value="35" calcext:value-type="float">
            <text:p>35</text:p>
          </table:table-cell>
        </table:table-row>
        <table:table-row table:style-name="ro1">
          <table:table-cell table:formula="of:=-[.A25]" office:value-type="float" office:value="-20" calcext:value-type="float">
            <text:p>-20</text:p>
          </table:table-cell>
          <table:table-cell table:formula="of:=[.B25]" office:value-type="float" office:value="238" calcext:value-type="float">
            <text:p>238</text:p>
          </table:table-cell>
          <table:table-cell table:formula="of:=[.C25]" office:value-type="float" office:value="43" calcext:value-type="float">
            <text:p>43</text:p>
          </table:table-cell>
        </table:table-row>
        <table:table-row table:style-name="ro1">
          <table:table-cell table:formula="of:=-[.A24]" office:value-type="float" office:value="-15" calcext:value-type="float">
            <text:p>-15</text:p>
          </table:table-cell>
          <table:table-cell table:formula="of:=[.B24]" office:value-type="float" office:value="253" calcext:value-type="float">
            <text:p>253</text:p>
          </table:table-cell>
          <table:table-cell table:formula="of:=[.C24]" office:value-type="float" office:value="58" calcext:value-type="float">
            <text:p>58</text:p>
          </table:table-cell>
        </table:table-row>
        <table:table-row table:style-name="ro1">
          <table:table-cell table:formula="of:=-[.A23]" office:value-type="float" office:value="-10" calcext:value-type="float">
            <text:p>-10</text:p>
          </table:table-cell>
          <table:table-cell table:formula="of:=[.B23]" office:value-type="float" office:value="264" calcext:value-type="float">
            <text:p>264</text:p>
          </table:table-cell>
          <table:table-cell table:formula="of:=[.C23]" office:value-type="float" office:value="69" calcext:value-type="float">
            <text:p>69</text:p>
          </table:table-cell>
        </table:table-row>
        <table:table-row table:style-name="ro1">
          <table:table-cell table:formula="of:=-[.A22]" office:value-type="float" office:value="-5" calcext:value-type="float">
            <text:p>-5</text:p>
          </table:table-cell>
          <table:table-cell table:formula="of:=[.B22]" office:value-type="float" office:value="272" calcext:value-type="float">
            <text:p>272</text:p>
          </table:table-cell>
          <table:table-cell table:formula="of:=[.C22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5" office:value-type="float" office:value="200" calcext:value-type="float">
            <text:p>200</text:p>
          </table:table-cell>
          <table:table-cell table:style-name="ce18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display-factor="1000"/>
      <number:text>мА</number:text>
    </number:number-style>
    <number:number-style style:name="N110">
      <number:number number:decimal-places="2" loext:min-decimal-places="2" number:min-integer-digits="1"/>
      <number:text>  А</number:text>
    </number:number-style>
    <number:number-style style:name="N111">
      <number:number number:decimal-places="2" loext:min-decimal-places="2" number:min-integer-digits="1"/>
      <number:text> мА</number:text>
    </number:number-style>
    <number:number-style style:name="N112">
      <number:number number:decimal-places="2" loext:min-decimal-places="2" number:min-integer-digits="1"/>
      <number:text> мB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2:02:30.7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2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7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number-columns-repeated="7"/>
          <table:table-cell table:style-name="ce3" office:value-type="string" calcext:value-type="string">
            <text:p>I<text:span text:style-name="T1">c </text:span>, мА</text:p>
          </table:table-cell>
          <table:table-cell table:style-name="ce3" office:value-type="string" calcext:value-type="string">
            <text:p><text:span text:style-name="T2">U</text:span><text:span text:style-name="T1">ф</text:span><text:span text:style-name="T2"> + U</text:span><text:span text:style-name="T1">ф0 </text:span>, мА</text:p>
          </table:table-cell>
          <table:table-cell office:value-type="string" calcext:value-type="string">
            <text:p><text:span text:style-name="T2">U</text:span><text:span text:style-name="T1">ф</text:span><text:span text:style-name="T2"> </text:span>, мА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display-factor="1000"/>
      <number:text>мА</number:text>
    </number:number-style>
    <number:number-style style:name="N110">
      <number:number number:decimal-places="2" loext:min-decimal-places="2" number:min-integer-digits="1"/>
      <number:text>  А</number:text>
    </number:number-style>
    <number:number-style style:name="N111">
      <number:number number:decimal-places="2" loext:min-decimal-places="2" number:min-integer-digits="1"/>
      <number:text> мА</number:text>
    </number:number-style>
    <number:number-style style:name="N112">
      <number:number number:decimal-places="2" loext:min-decimal-places="2" number:min-integer-digits="1"/>
      <number:text> мB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2:03:23.00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fals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78cm" svg:height="10.948cm" xlink:href="." xlink:type="simple" chart:class="chart:scatter" chart:style-name="ch1">
        <chart:title svg:x="1.798cm" svg:y="0.354cm" chart:style-name="ch2">
          <text:p>Диаграмма направленности</text:p>
        </chart:title>
        <chart:plot-area chart:style-name="ch3" chart:data-source-has-labels="both" svg:x="0.189cm" svg:y="1.351cm" svg:width="9.1cm" svg:height="9.379cm">
          <chartooo:coordinate-region svg:x="0.189cm" svg:y="1.351cm" svg:width="9.1cm" svg:height="9.379cm"/>
          <chart:axis chart:dimension="x" chart:name="primary-x" chart:style-name="ch4" chartooo:axis-type="auto">
            <chart:categories table:cell-range-address="local-table.$A$2:.$A$3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8097349045873">
                <text:p>-4.98097349045873</text:p>
              </table:table-cell>
              <table:table-cell office:value-type="float" office:value="0.435778713738291">
                <text:p>0.435778713738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403876506104">
                <text:p>-4.92403876506104</text:p>
              </table:table-cell>
              <table:table-cell office:value-type="float" office:value="0.868240888334652">
                <text:p>0.868240888334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82962913144534">
                <text:p>-4.82962913144534</text:p>
              </table:table-cell>
              <table:table-cell office:value-type="float" office:value="1.2940952255126">
                <text:p>1.2940952255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9846310392954">
                <text:p>-4.69846310392954</text:p>
              </table:table-cell>
              <table:table-cell office:value-type="float" office:value="1.71010071662834">
                <text:p>1.71010071662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3153893518325">
                <text:p>-4.53153893518325</text:p>
              </table:table-cell>
              <table:table-cell office:value-type="float" office:value="2.1130913087035">
                <text:p>2.1130913087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59807621135332">
                <text:p>-2.598076211353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01067248717891">
                <text:p>-9.01067248717891</text:p>
              </table:table-cell>
              <table:table-cell office:value-type="float" office:value="6.30934079986151">
                <text:p>6.30934079986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.4906666467847">
                <text:p>-11.4906666467847</text:p>
              </table:table-cell>
              <table:table-cell office:value-type="float" office:value="9.64181414529809">
                <text:p>9.64181414529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0208152801713">
                <text:p>-12.0208152801713</text:p>
              </table:table-cell>
              <table:table-cell office:value-type="float" office:value="12.0208152801713">
                <text:p>12.0208152801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.71247785185">
                <text:p>-16.71247785185</text:p>
              </table:table-cell>
              <table:table-cell office:value-type="float" office:value="19.9171555210934">
                <text:p>19.9171555210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.6337166541803">
                <text:p>-16.6337166541803</text:p>
              </table:table-cell>
              <table:table-cell office:value-type="float" office:value="23.7554092843808">
                <text:p>23.7554092843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.5">
                <text:p>-15.5</text:p>
              </table:table-cell>
              <table:table-cell office:value-type="float" office:value="26.8467875173176">
                <text:p>26.8467875173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.7916391609245">
                <text:p>-14.7916391609245</text:p>
              </table:table-cell>
              <table:table-cell office:value-type="float" office:value="31.7207725462827">
                <text:p>31.7207725462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7068661630038">
                <text:p>-14.7068661630038</text:p>
              </table:table-cell>
              <table:table-cell office:value-type="float" office:value="40.4067826937941">
                <text:p>40.4067826937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0115046159462">
                <text:p>-15.0115046159462</text:p>
              </table:table-cell>
              <table:table-cell office:value-type="float" office:value="56.023697924766">
                <text:p>56.02369792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9817242590182">
                <text:p>-11.9817242590182</text:p>
              </table:table-cell>
              <table:table-cell office:value-type="float" office:value="67.9517349578424">
                <text:p>67.9517349578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1099219156968">
                <text:p>-6.71099219156968</text:p>
              </table:table-cell>
              <table:table-cell office:value-type="float" office:value="76.7069917530644">
                <text:p>76.7069917530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1099219156968">
                <text:p>6.71099219156968</text:p>
              </table:table-cell>
              <table:table-cell office:value-type="float" office:value="76.7069917530644">
                <text:p>76.7069917530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817242590182">
                <text:p>11.9817242590182</text:p>
              </table:table-cell>
              <table:table-cell office:value-type="float" office:value="67.9517349578424">
                <text:p>67.9517349578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115046159462">
                <text:p>15.0115046159462</text:p>
              </table:table-cell>
              <table:table-cell office:value-type="float" office:value="56.023697924766">
                <text:p>56.023697924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7068661630038">
                <text:p>14.7068661630038</text:p>
              </table:table-cell>
              <table:table-cell office:value-type="float" office:value="40.4067826937941">
                <text:p>40.4067826937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916391609245">
                <text:p>14.7916391609245</text:p>
              </table:table-cell>
              <table:table-cell office:value-type="float" office:value="31.7207725462827">
                <text:p>31.7207725462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">
                <text:p>15.5</text:p>
              </table:table-cell>
              <table:table-cell office:value-type="float" office:value="26.8467875173176">
                <text:p>26.8467875173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6337166541803">
                <text:p>16.6337166541803</text:p>
              </table:table-cell>
              <table:table-cell office:value-type="float" office:value="23.7554092843808">
                <text:p>23.7554092843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71247785185">
                <text:p>16.71247785185</text:p>
              </table:table-cell>
              <table:table-cell office:value-type="float" office:value="19.9171555210934">
                <text:p>19.91715552109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0208152801713">
                <text:p>12.0208152801713</text:p>
              </table:table-cell>
              <table:table-cell office:value-type="float" office:value="12.0208152801713">
                <text:p>12.020815280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906666467847">
                <text:p>11.4906666467847</text:p>
              </table:table-cell>
              <table:table-cell office:value-type="float" office:value="9.64181414529809">
                <text:p>9.64181414529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01067248717891">
                <text:p>9.01067248717891</text:p>
              </table:table-cell>
              <table:table-cell office:value-type="float" office:value="6.30934079986151">
                <text:p>6.30934079986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9807621135332">
                <text:p>2.598076211353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3153893518325">
                <text:p>4.53153893518325</text:p>
              </table:table-cell>
              <table:table-cell office:value-type="float" office:value="2.1130913087035">
                <text:p>2.113091308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9846310392954">
                <text:p>4.69846310392954</text:p>
              </table:table-cell>
              <table:table-cell office:value-type="float" office:value="1.71010071662834">
                <text:p>1.71010071662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2962913144534">
                <text:p>4.82962913144534</text:p>
              </table:table-cell>
              <table:table-cell office:value-type="float" office:value="1.2940952255126">
                <text:p>1.2940952255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2403876506104">
                <text:p>4.92403876506104</text:p>
              </table:table-cell>
              <table:table-cell office:value-type="float" office:value="0.868240888334652">
                <text:p>0.868240888334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8097349045873">
                <text:p>4.98097349045873</text:p>
              </table:table-cell>
              <table:table-cell office:value-type="float" office:value="0.435778713738291">
                <text:p>0.435778713738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3.06161699786838E-016">
                <text:p>3.06161699786838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